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style:style>
    <style:style style:name="P3" style:family="paragraph" style:parent-style-name="Standard" style:list-style-name="L1">
      <style:text-properties style:font-name="Arial"/>
    </style:style>
    <style:style style:name="P4" style:family="paragraph" style:parent-style-name="Standard" style:list-style-name="L2">
      <style:text-properties style:font-name="Arial"/>
    </style:style>
    <style:style style:name="P5" style:family="paragraph" style:parent-style-name="Standard">
      <style:text-properties style:font-name="Arial" fo:font-weight="bold" style:font-weight-asian="bold" style:font-weight-complex="bold"/>
    </style:style>
    <style:style style:name="P6" style:family="paragraph" style:parent-style-name="Standard" style:list-style-name="L3">
      <style:text-properties style:font-name="Arial"/>
    </style:style>
    <style:style style:name="P7" style:family="paragraph" style:parent-style-name="Standard">
      <style:text-properties style:font-name="Arial" fo:font-style="italic" fo:font-weight="bold" style:font-style-asian="italic" style:font-weight-asian="bold" style:font-style-complex="italic" style:font-weight-complex="bold"/>
    </style:style>
    <style:style style:name="P8" style:family="paragraph" style:parent-style-name="Standard">
      <style:text-properties style:font-name="Arial" fo:font-style="italic" fo:font-weight="normal" style:font-style-asian="italic" style:font-weight-asian="normal" style:font-style-complex="italic" style:font-weight-complex="normal"/>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list-style-name="L6">
      <style:text-properties style:font-name="Arial" fo:font-style="normal" fo:font-weight="normal" style:font-style-asian="normal" style:font-weight-asian="normal" style:font-style-complex="normal" style:font-weight-complex="normal"/>
    </style:style>
    <style:style style:name="P11" style:family="paragraph" style:parent-style-name="Standard" style:list-style-name="L7">
      <style:text-properties style:font-name="Arial" fo:font-style="normal" fo:font-weight="normal" style:font-style-asian="normal" style:font-weight-asian="normal" style:font-style-complex="normal" style:font-weight-complex="normal"/>
    </style:style>
    <style:style style:name="P12" style:family="paragraph" style:parent-style-name="Standard" style:list-style-name="L10">
      <style:text-properties style:font-name="Arial" fo:font-style="normal" fo:font-weight="normal" style:font-style-asian="normal" style:font-weight-asian="normal" style:font-style-complex="normal" style:font-weight-complex="normal"/>
    </style:style>
    <style:style style:name="P13" style:family="paragraph" style:parent-style-name="Standard" style:list-style-name="L12">
      <style:text-properties style:font-name="Arial" fo:font-style="normal" fo:font-weight="normal" style:font-style-asian="normal" style:font-weight-asian="normal" style:font-style-complex="normal" style:font-weight-complex="normal"/>
    </style:style>
    <style:style style:name="P14" style:family="paragraph" style:parent-style-name="Standard">
      <style:text-properties style:font-name="Arial" fo:font-style="normal" fo:font-weight="bold" style:font-style-asian="normal" style:font-weight-asian="bold" style:font-style-complex="normal" style:font-weight-complex="bold"/>
    </style:style>
    <style:style style:name="P15" style:family="paragraph" style:parent-style-name="Standard" style:list-style-name="L8">
      <style:text-properties style:font-name="Arial" fo:font-style="normal" fo:font-weight="bold" style:font-style-asian="normal" style:font-weight-asian="bold" style:font-style-complex="normal" style:font-weight-complex="bold"/>
    </style:style>
    <style:style style:name="P16" style:family="paragraph" style:parent-style-name="Standard" style:list-style-name="L9">
      <style:text-properties style:font-name="Arial" fo:font-style="normal" fo:font-weight="bold" style:font-style-asian="normal" style:font-weight-asian="bold" style:font-style-complex="normal" style:font-weight-complex="bold"/>
    </style:style>
    <style:style style:name="P17" style:family="paragraph" style:parent-style-name="Standard" style:list-style-name="L11">
      <style:text-properties style:font-name="Arial" fo:font-style="normal" fo:font-weight="bold" style:font-style-asian="normal" style:font-weight-asian="bold" style:font-style-complex="normal" style:font-weight-complex="bold"/>
    </style:style>
    <style:style style:name="P18" style:family="paragraph" style:parent-style-name="Standard" style:list-style-name="L12">
      <style:text-properties style:font-name="Arial" fo:font-style="normal" fo:font-weight="bold" style:font-style-asian="normal" style:font-weight-asian="bold" style:font-style-complex="normal" style:font-weight-complex="bold"/>
    </style:style>
    <style:style style:name="P19" style:family="paragraph" style:parent-style-name="Standard">
      <style:text-properties style:font-name="Arial" fo:font-size="14pt"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21" style:family="paragraph" style:parent-style-name="Standard" style:list-style-name="L1">
      <style:text-properties style:font-name="Arial"/>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Resumen IBD – Modelado de datos</text:span></text:p>
      <text:p text:style-name="Standard"><text:span text:style-name="T2"/></text:p>
      <text:p text:style-name="Standard"><text:span text:style-name="T2">Modelo de datos:</text:span><text:span text:style-name="T1"> conjunto de herramientas conceptuales que permiten describir la información que es necesaria para administrar un sistema, las relaciones existentes entre estos datos, la semántica asociada (forma de interpretar los datos) y las restricciones de consistencia. También las operaciones para administrar dichos datos.</text:span></text:p>
      <text:list xml:id="list233160814" text:style-name="L1">
        <text:list-item>
          <text:p text:style-name="P3">Modelado Conceptual: es desarrollado durante la etapa en la que se adquieren los conocimientos del problema. Se realiza de manera independiente del tipo de SGBD que se va a utilizar en la implementación final.</text:p>
        </text:list-item>
        <text:list-item>
          <text:p text:style-name="P3">Modelado Lógico: adaptación del modelo conceptual según la elección del tipo de SGBD.</text:p>
        </text:list-item>
        <text:list-item>
          <text:p text:style-name="P3">Modelado Físico: decisiones específicas del SGBD elegido. Es decir, del producto de SGBD a utilizar.</text:p>
        </text:list-item>
      </text:list>
      <text:p text:style-name="P1"><text:tab/></text:p>
      <text:p text:style-name="P1"/>
      <text:p text:style-name="P1"><text:span text:style-name="T3">Cardinalidad</text:span>: nivel de correspondencia (min y max) existente entre los objetos de la clase.</text:p>
      <text:p text:style-name="P1"/>
      <text:p text:style-name="P1"/>
      <text:p text:style-name="P1"><text:span text:style-name="T3">Propiedad de cobertura</text:span>: define el grado de relación entre padres e hijos. Consta de 2 partes.</text:p>
      <text:list xml:id="list1917974383" text:style-name="L2">
        <text:list-item>
          <text:p text:style-name="P4">(total|parcial):</text:p>
          <text:list>
            <text:list-item>
              <text:p text:style-name="P4">total: si cada elemento del padre está contenido en alguno de los hijos.</text:p>
            </text:list-item>
            <text:list-item>
              <text:p text:style-name="P4">Parcial: cuando alguno de los elementos del padre pueden no ser instanciados sobre sus hijos. </text:p>
            </text:list-item>
          </text:list>
        </text:list-item>
        <text:list-item>
          <text:p text:style-name="P4">(exclusiva|superpuesta):</text:p>
          <text:list>
            <text:list-item>
              <text:p text:style-name="P4">exclusiva: los elementos del padre pueden estar en UN SOLO hijo.</text:p>
            </text:list-item>
            <text:list-item>
              <text:p text:style-name="P4">Superpuesta: los elementos del padre pueden estar en varios de sus hijos.</text:p>
            </text:list-item>
          </text:list>
        </text:list-item>
      </text:list>
      <text:p text:style-name="P1"/>
      <text:p text:style-name="P1"/>
      <text:p text:style-name="P5">Modelado conceptual</text:p>
      <text:p text:style-name="P8"><text:tab/>Propiedades básicas y esperables.</text:p>
      <text:list xml:id="list1019168229" text:style-name="L3">
        <text:list-item>
          <text:p text:style-name="P6">Expresividad: capturar y representar bien la semántica de los datos.</text:p>
        </text:list-item>
        <text:list-item>
          <text:p text:style-name="P6">Formalidad: cada elemento sea bien representado y con única interpretación posible.</text:p>
        </text:list-item>
        <text:list-item>
          <text:p text:style-name="P6">Minimalidad: cada elemento del modelo tiene una única forma de representación.</text:p>
        </text:list-item>
        <text:list-item>
          <text:p text:style-name="P6">Simplicidad: el modelo debe ser fácil de entender por el cliente/usuario y desarrollador.</text:p>
        </text:list-item>
      </text:list>
      <text:p text:style-name="P1"/>
      <text:p text:style-name="P1"/>
      <text:p text:style-name="P5">Modelado Lógico</text:p>
      <text:p text:style-name="P5"><text:tab/><text:span text:style-name="T6">Objetivo: Acercar el modelo conceptual a un modelo más cercano a la representación entendible por el SGBD. Entradas que lo definen.</text:span></text:p>
      <text:list xml:id="list1399441721" text:style-name="L6">
        <text:list-item>
          <text:p text:style-name="P10">Esquema conceptual</text:p>
        </text:list-item>
        <text:list-item>
          <text:p text:style-name="P10">Descripción del modelo lógico a obtener (reglas específicas ligadas al tipo de SGBD)</text:p>
        </text:list-item>
        <text:list-item>
          <text:p text:style-name="P10">Criterios de rendimiento de la BD. Se basan más en requerimientos como la performance que en las funcionalidades el problema.</text:p>
        </text:list-item>
        <text:list-item>
          <text:p text:style-name="P10">Información de carga de BD (cómo evolucionarán los datos)</text:p>
        </text:list-item>
      </text:list>
      <text:p text:style-name="P9"><text:soft-page-break/></text:p>
      <text:p text:style-name="P9">Elementos a tener en consideración</text:p>
      <text:list xml:id="list1008899890" text:style-name="L7">
        <text:list-item>
          <text:p text:style-name="P11">Atributos derivados</text:p>
        </text:list-item>
        <text:list-item>
          <text:p text:style-name="P11">Ciclos de relaciones</text:p>
        </text:list-item>
        <text:list-item>
          <text:p text:style-name="P11">Atributos polivalentes</text:p>
        </text:list-item>
        <text:list-item>
          <text:p text:style-name="P11">Atributos compuestos</text:p>
        </text:list-item>
        <text:list-item>
          <text:p text:style-name="P11">Jerarquías</text:p>
        </text:list-item>
      </text:list>
      <text:p text:style-name="P9"/>
      <text:p text:style-name="P9"><text:span text:style-name="T3">Partición de entidades</text:span> para reorganizar la distribución de entidades en un conjunto de entidades <text:span text:style-name="T5">(partición horizontal) </text:span>que la componen, o de los atributos <text:span text:style-name="T5">(partición vertical) </text:span>que conforman cada conjunto de entidades.</text:p>
      <text:p text:style-name="P9"><text:tab/>Los objetivos que motivan realizar particiones de entidades son mejorar la performance de las futuras operaciones sobre la BD y para mejorar la seguridad, otorgando diferentes permisos a distintos usuarios de la BD.</text:p>
      <text:p text:style-name="P9"/>
      <text:p text:style-name="P9"/>
      <text:p text:style-name="P14">Modelado Físico</text:p>
      <text:p text:style-name="P7"><text:span text:style-name="T4"><text:tab/>Transición desde el modelo lógico a una representación física de la base de datos, en cuanto a su disposición en tablas llamadas </text:span>relaciones<text:span text:style-name="T4">. Compuestas de </text:span>tuplas<text:span text:style-name="T4"><text:tab/>(filas) y </text:span>atributos <text:span text:style-name="T4">(columnas). Consiste en:</text:span></text:p>
      <text:list xml:id="list1313499206" text:style-name="L8">
        <text:list-item>
          <text:p text:style-name="P15"><text:span text:style-name="T4">Eliminación de identificadores externos</text:span></text:p>
          <text:list>
            <text:list-item>
              <text:p text:style-name="P15"><text:span text:style-name="T4">Cada una de las entidades debe poseer sus identificadores definidos internamente.</text:span></text:p>
            </text:list-item>
          </text:list>
        </text:list-item>
        <text:list-item>
          <text:p text:style-name="P15"><text:span text:style-name="T4">Selección de claves: primaria, candidata y secundaria</text:span></text:p>
        </text:list-item>
        <text:list-item>
          <text:p text:style-name="P15"><text:span text:style-name="T4">Conversión de entidades a tablas (las que se requieran)</text:span></text:p>
          <text:list>
            <text:list-item>
              <text:p text:style-name="P15"><text:span text:style-name="T4">Cardinalidad (1,1): lo más recomendable sería aglutinar los atributos de ambas en una sola tabla.</text:span></text:p>
            </text:list-item>
            <text:list-item>
              <text:p text:style-name="P15"><text:span text:style-name="T4">Cardinalidad (N,N): se convierte a una tabla conformada por, al menos, las PK de cada entidad relacionada.</text:span></text:p>
            </text:list-item>
            <text:list-item>
              <text:p text:style-name="P15"><text:span text:style-name="T4">Cardinalidad (1,N): según cardinalidad mínima (total o parcial)</text:span></text:p>
            </text:list-item>
          </text:list>
        </text:list-item>
      </text:list>
      <text:p text:style-name="P14"><text:span text:style-name="T4"/></text:p>
      <text:p text:style-name="P14"><text:span text:style-name="T4"/></text:p>
      <text:p text:style-name="P14">Integridad Referencial</text:p>
      <text:p text:style-name="P14"><text:tab/><text:span text:style-name="T4">Es una propiedad deseable de una BD relacional. Asegura que un valor que aparece para un atributo en una tabla, aparezca además en otra tabla para el mismo atributo.</text:span></text:p>
      <text:p text:style-name="P14"><text:span text:style-name="T4"><text:tab/>Plantea restricciones entre tablas y sirve para mantener la consistencia entre las <text:s/>tuplas de dichas tablas.</text:span></text:p>
      <text:p text:style-name="P14"><text:span text:style-name="T4"><text:tab/>Para que haya IR entre dos tablas, debe haber un atributo en común. Por lo general se utiliza una FK pero puede no ser así.</text:span></text:p>
      <text:p text:style-name="P14"><text:span text:style-name="T4">En general, se puede optar por utilizar la IR en para estas situaciones:</text:span></text:p>
      <text:list xml:id="list1229831207" text:style-name="L9">
        <text:list-item>
          <text:p text:style-name="P16"><text:span text:style-name="T4">Restricción de operación: es decir, restringir la baja o modificación de tuplas que tengan IR con otra. </text:span></text:p>
        </text:list-item>
        <text:list-item>
          <text:p text:style-name="P16"><text:span text:style-name="T4">Operaciones en </text:span><text:span text:style-name="T6">cascada</text:span><text:span text:style-name="T4">: cuando se da de baja o modifica una tupla sobre una tabla donde está la PK de la IR, estos cambios se reflejan en las tablas donde se encuentre la FK.</text:span></text:p>
        </text:list-item>
        <text:list-item>
          <text:p text:style-name="P16"><text:span text:style-name="T4">Establecer la FK en nulo: al borrar o modificar valor de una PK, se establecen nulas las FK. </text:span><text:span text:style-name="T6">Esta opción no es muy utilizada ni implementada en todos los </text:span><text:span text:style-name="T7">SGBD</text:span><text:span text:style-name="T6">.</text:span></text:p>
        </text:list-item>
        <text:list-item>
          <text:p text:style-name="P16"><text:span text:style-name="T4">No hacer nada: es posible no controlar la IR. Es lo mismo que no estuviera definida.</text:span></text:p>
        </text:list-item>
      </text:list>
      <text:p text:style-name="P14"><text:soft-page-break/><text:span text:style-name="T4"/></text:p>
      <text:p text:style-name="P14"><text:span text:style-name="T4"/></text:p>
      <text:p text:style-name="P19">Normalización</text:p>
      <text:p text:style-name="P9"><text:tab/><text:span text:style-name="T5">Aplicar sobre la implementación física, una serie de reglas para evitar la </text:span><text:span text:style-name="T8">redundancia de datos</text:span><text:span text:style-name="T5">, proteger la </text:span><text:span text:style-name="T8">integridad de la información</text:span><text:span text:style-name="T5"> y evitar </text:span><text:span text:style-name="T8">anomalías de actualización</text:span><text:span text:style-name="T5">.</text:span></text:p>
      <text:p text:style-name="P9"/>
      <text:p text:style-name="P9">Redundancia de datos <text:span text:style-name="T3">no deseadas</text:span></text:p>
      <text:list xml:id="list1555765183" text:style-name="L10">
        <text:list-item>
          <text:p text:style-name="P12">Anomalía de inserción: cuando se deben insertar nombres de campos y puede haber errores de tipeo.</text:p>
        </text:list-item>
        <text:list-item>
          <text:p text:style-name="P12">Anomalía de borrado: cuando al borrar una tupla, se pierde la información valiosa, ejemplo se borra un empleado, y como tenía el nombre del departamento al que pertenece y era el único empleado, se pierde la información del departamento.</text:p>
        </text:list-item>
        <text:list-item>
          <text:p text:style-name="P12">Anomalía de modificación: cuando se modifica un campo, se deben reflejar en todas las tuplas en las que se hacía referencia al mismo. Esto implica recorrer toda la tabla en busca de estas ocurrencias, en vez de cambiarse en un solo lugar y que todas hagan referencia al mismo.</text:p>
        </text:list-item>
      </text:list>
      <text:p text:style-name="P9"/>
      <text:p text:style-name="P14">Dependencias funcionales:<text:span text:style-name="T4"> cuando un atributo X (</text:span><text:span text:style-name="T6">determinante</text:span><text:span text:style-name="T4">) determina otro atributo Y</text:span><text:span text:style-name="T6">(consecuente)</text:span><text:span text:style-name="T4"> (X → Y).</text:span></text:p>
      <text:list xml:id="list56180144" text:style-name="L11">
        <text:list-item>
          <text:p text:style-name="P17"><text:span text:style-name="T4">Parcial: cuando </text:span>además<text:span text:style-name="T4">, existe otra dependencia Z → Y, siendo Z subconjunto de X</text:span></text:p>
        </text:list-item>
        <text:list-item>
          <text:p text:style-name="P17"><text:span text:style-name="T4">Transitiva: cuando existe un atributo Z / X → Z ^ Z → Y</text:span></text:p>
        </text:list-item>
        <text:list-item>
          <text:p text:style-name="P17"><text:span text:style-name="T4">Boyce Codd (DFBC): cuando X no es ni PK ni FK, e Y sí lo es, o es parte de alguna de ellas. </text:span></text:p>
        </text:list-item>
      </text:list>
      <text:p text:style-name="P14"><text:span text:style-name="T4"><text:tab/></text:span></text:p>
      <text:p text:style-name="P14">Formas normales<text:span text:style-name="T4"> –</text:span><text:span text:style-name="T6"> cada una implica la implementación de las anteriores.</text:span></text:p>
      <text:list xml:id="list1059458835" text:style-name="L12">
        <text:list-item>
          <text:p text:style-name="P13"><text:span text:style-name="T3">1FN:</text:span> todos los atributos que conforman las tablas del modelo deben ser monovalentes</text:p>
          <text:list>
            <text:list-item>
              <text:p text:style-name="P13">Se realiza sobre el esquema lógico.</text:p>
            </text:list-item>
          </text:list>
        </text:list-item>
        <text:list-item>
          <text:p text:style-name="P18">2FN:<text:span text:style-name="T4"> no existe ninguna dependencia funcional parcial.</text:span></text:p>
          <text:list>
            <text:list-item>
              <text:p text:style-name="P18"><text:span text:style-name="T4">Se extraen los atributos que generan dependencia y se los coloca en otra tabla.</text:span></text:p>
            </text:list-item>
          </text:list>
        </text:list-item>
        <text:list-item>
          <text:p text:style-name="P18">3FN:<text:span text:style-name="T4"> no existe ninguna dependencia funcional transitiva.</text:span></text:p>
          <text:list>
            <text:list-item>
              <text:p text:style-name="P18"><text:span text:style-name="T4">Se extraen los atributos que generan dependencia y se los coloca en otra tabla.</text:span></text:p>
              <text:list>
                <text:list-item>
                  <text:p text:style-name="P18"><text:span text:style-name="T4">De esta manera pasan de generar dependencia transitiva a solo dependencia.</text:span></text:p>
                </text:list-item>
              </text:list>
            </text:list-item>
          </text:list>
        </text:list-item>
        <text:list-item>
          <text:p text:style-name="P18">FNBC:<text:span text:style-name="T4"> cuando no hay ninguna dependencia de Boyce Codd.</text:span></text:p>
        </text:list-item>
        <text:list-item>
          <text:p text:style-name="P18">4FN:<text:span text:style-name="T4"> cuando las dependencias multivaluadas (un quilombo) existentes son triviales, es decir, si Y está multideterminado por el atributo X y no por un subconjunto de X.</text:span></text:p>
        </text:list-item>
        <text:list-item>
          <text:p text:style-name="P18">5FN:<text:span text:style-name="T4"> no evalúa dependencias funcionales ni dependencias multivaluadas.</text:span></text:p>
        </text:list-item>
      </text:list>
      <text:p text:style-name="P14"><text:span text:style-name="T4"/></text:p>
      <text:p text:style-name="P14"><text:span text:style-name="T4"/></text:p>
      <text:p text:style-name="P9"><text:tab/></text:p>
      <text:p text:style-name="P14"><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gnacio Siri</meta:initial-creator>
    <meta:creation-date>2013-11-26T20:34:31</meta:creation-date>
    <dc:date>2013-11-27T20:04:23</dc:date>
    <dc:creator>Ignacio Siri</dc:creator>
    <meta:editing-duration>PT3H44M33S</meta:editing-duration>
    <meta:editing-cycles>86</meta:editing-cycles>
    <meta:generator>LibreOffice/3.5$Linux_X86_64 LibreOffice_project/350m1$Build-2</meta:generator>
    <meta:document-statistic meta:table-count="0" meta:image-count="0" meta:object-count="0" meta:page-count="3" meta:paragraph-count="75" meta:word-count="1057" meta:character-count="6412" meta:non-whitespace-character-count="5461"/>
  </office:meta>
</office:document-meta>
</file>